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fo:background-color="#eeeeee" fo:padding="0.0382in" fo:border="0.05pt solid #b2b2b2">
        <style:background-image/>
      </style:table-cell-properties>
    </style:style>
    <style:style style:name="Table1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4.8646in"/>
    </style:style>
    <style:style style:name="Table2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2.B1" style:family="table-cell">
      <style:table-cell-properties fo:background-color="#eeeeee" fo:padding="0.0382in" fo:border="0.05pt solid #b2b2b2">
        <style:background-image/>
      </style:table-cell-properties>
    </style:style>
    <style:style style:name="Table2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2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4.8646in"/>
    </style:style>
    <style:style style:name="Table3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3.B1" style:family="table-cell">
      <style:table-cell-properties fo:background-color="#eeeeee" fo:padding="0.0382in" fo:border="0.05pt solid #b2b2b2">
        <style:background-image/>
      </style:table-cell-properties>
    </style:style>
    <style:style style:name="Table3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3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ffffff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4.8646in"/>
    </style:style>
    <style:style style:name="Table5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5.B1" style:family="table-cell">
      <style:table-cell-properties fo:background-color="#eeeeee" fo:padding="0.0382in" fo:border="0.05pt solid #b2b2b2">
        <style:background-image/>
      </style:table-cell-properties>
    </style:style>
    <style:style style:name="Table5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5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5.4" style:family="table-row">
      <style:table-row-properties fo:keep-together="always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0625in"/>
    </style:style>
    <style:style style:name="Table6.B" style:family="table-column">
      <style:table-column-properties style:column-width="4.8646in"/>
    </style:style>
    <style:style style:name="Table6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6.B1" style:family="table-cell">
      <style:table-cell-properties fo:background-color="#eeeeee" fo:padding="0.0382in" fo:border="0.05pt solid #b2b2b2">
        <style:background-image/>
      </style:table-cell-properties>
    </style:style>
    <style:style style:name="Table6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6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6.4" style:family="table-row">
      <style:table-row-properties fo:keep-together="always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0625in"/>
    </style:style>
    <style:style style:name="Table7.B" style:family="table-column">
      <style:table-column-properties style:column-width="4.8646in"/>
    </style:style>
    <style:style style:name="Table7.A1" style:family="table-cell">
      <style:table-cell-properties fo:background-color="#ffff99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7.B1" style:family="table-cell">
      <style:table-cell-properties fo:background-color="#eeeeee" fo:padding="0.0382in" fo:border="0.05pt solid #b2b2b2">
        <style:background-image/>
      </style:table-cell-properties>
    </style:style>
    <style:style style:name="Table7.A2" style:family="table-cell">
      <style:table-cell-properties fo:background-color="#ffff99" fo:padding="0.0382in" fo:border-left="0.05pt solid #b2b2b2" fo:border-right="none" fo:border-top="none" fo:border-bottom="0.05pt solid #b2b2b2">
        <style:background-image/>
      </style:table-cell-properties>
    </style:style>
    <style:style style:name="Table7.B2" style:family="table-cell">
      <style:table-cell-properties fo:background-color="#eeeeee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7.4" style:family="table-row">
      <style:table-row-properties fo:keep-together="always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ffffff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ffffff"/>
    </style:style>
    <style:style style:name="Table10" style:family="table">
      <style:table-properties style:width="5.6146in" table:align="left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0.875in"/>
    </style:style>
    <style:style style:name="Table10.C" style:family="table-column">
      <style:table-column-properties style:column-width="3.9271in"/>
    </style:style>
    <style:style style:name="Table10.A1" style:family="table-cell">
      <style:table-cell-properties fo:background-color="#eeeee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0.C1" style:family="table-cell">
      <style:table-cell-properties fo:background-color="#eeeeee" fo:padding="0.0382in" fo:border="0.05pt solid #ffffff">
        <style:background-image/>
      </style:table-cell-properties>
    </style:style>
    <style:style style:name="Table10.A2" style:family="table-cell">
      <style:table-cell-properties fo:background-color="#eeeeee" fo:padding="0.0382in" fo:border-left="0.05pt solid #ffffff" fo:border-right="none" fo:border-top="none" fo:border-bottom="0.05pt solid #ffffff">
        <style:background-image/>
      </style:table-cell-properties>
    </style:style>
    <style:style style:name="Table10.C2" style:family="table-cell">
      <style:table-cell-properties fo:background-color="#eeeeee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Standard">
      <style:text-properties officeooo:rsid="0014ad9d" officeooo:paragraph-rsid="0014ad9d"/>
    </style:style>
    <style:style style:name="P2" style:family="paragraph" style:parent-style-name="Standard">
      <style:text-properties officeooo:rsid="0014ad9d" officeooo:paragraph-rsid="0016242e"/>
    </style:style>
    <style:style style:name="P3" style:family="paragraph" style:parent-style-name="Standard">
      <style:text-properties officeooo:rsid="0016242e" officeooo:paragraph-rsid="0016242e"/>
    </style:style>
    <style:style style:name="P4" style:family="paragraph" style:parent-style-name="Standard">
      <style:text-properties officeooo:rsid="0016242e" officeooo:paragraph-rsid="00171aba"/>
    </style:style>
    <style:style style:name="P5" style:family="paragraph" style:parent-style-name="Standard">
      <style:text-properties officeooo:rsid="0016242e" officeooo:paragraph-rsid="001721e3"/>
    </style:style>
    <style:style style:name="P6" style:family="paragraph" style:parent-style-name="Standard">
      <style:text-properties officeooo:rsid="0016242e" officeooo:paragraph-rsid="001876d9"/>
    </style:style>
    <style:style style:name="P7" style:family="paragraph" style:parent-style-name="Standard">
      <style:text-properties fo:font-size="10pt" fo:font-weight="bold" officeooo:rsid="0016242e" officeooo:paragraph-rsid="0016242e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6242e" officeooo:paragraph-rsid="00171aba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6242e" officeooo:paragraph-rsid="001721e3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6242e" officeooo:paragraph-rsid="001876d9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rsid="001721e3" officeooo:paragraph-rsid="001721e3"/>
    </style:style>
    <style:style style:name="P12" style:family="paragraph" style:parent-style-name="Standard">
      <style:text-properties officeooo:paragraph-rsid="001721e3"/>
    </style:style>
    <style:style style:name="P13" style:family="paragraph" style:parent-style-name="Standard">
      <style:paragraph-properties fo:text-align="center" style:justify-single-word="false"/>
      <style:text-properties fo:color="#808080" fo:font-weight="normal" style:font-weight-asian="normal" style:font-weight-complex="normal"/>
    </style:style>
    <style:style style:name="P14" style:family="paragraph" style:parent-style-name="Standard">
      <style:paragraph-properties fo:background-color="#eeeeee">
        <style:background-image/>
      </style:paragraph-properties>
      <style:text-properties officeooo:paragraph-rsid="001b837f" fo:background-color="transparent"/>
    </style:style>
    <style:style style:name="P15" style:family="paragraph" style:parent-style-name="Text_20_body">
      <style:text-properties officeooo:rsid="0016242e" officeooo:paragraph-rsid="0016242e"/>
    </style:style>
    <style:style style:name="P16" style:family="paragraph" style:parent-style-name="Text_20_body">
      <style:text-properties officeooo:rsid="0016242e" officeooo:paragraph-rsid="0019bcc0"/>
    </style:style>
    <style:style style:name="P17" style:family="paragraph" style:parent-style-name="Text_20_body">
      <style:text-properties officeooo:rsid="0019bcc0" officeooo:paragraph-rsid="0019bcc0"/>
    </style:style>
    <style:style style:name="P18" style:family="paragraph" style:parent-style-name="Text_20_body">
      <style:paragraph-properties fo:text-align="end" style:justify-single-word="false"/>
      <style:text-properties officeooo:rsid="001cffa4" officeooo:paragraph-rsid="001cffa4"/>
    </style:style>
    <style:style style:name="P19" style:family="paragraph" style:parent-style-name="Text_20_body">
      <style:text-properties officeooo:paragraph-rsid="001cffa4"/>
    </style:style>
    <style:style style:name="P20" style:family="paragraph" style:parent-style-name="Text_20_body">
      <style:text-properties fo:color="#666666" fo:font-weight="bold" style:font-weight-asian="bold" style:font-weight-complex="bold"/>
    </style:style>
    <style:style style:name="P21" style:family="paragraph" style:parent-style-name="Title">
      <style:text-properties fo:color="#1c1c1c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01cffa4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1b6627" officeooo:paragraph-rsid="001b6627"/>
    </style:style>
    <style:style style:name="P26" style:family="paragraph" style:parent-style-name="Heading_20_2">
      <style:text-properties officeooo:paragraph-rsid="0014ad9d"/>
    </style:style>
    <style:style style:name="P27" style:family="paragraph" style:parent-style-name="Heading_20_2">
      <style:text-properties officeooo:paragraph-rsid="0016242e"/>
    </style:style>
    <style:style style:name="P28" style:family="paragraph" style:parent-style-name="Heading_20_2">
      <style:text-properties officeooo:paragraph-rsid="00171aba"/>
    </style:style>
    <style:style style:name="P29" style:family="paragraph" style:parent-style-name="Heading_20_2">
      <style:text-properties officeooo:paragraph-rsid="001721e3"/>
    </style:style>
    <style:style style:name="P30" style:family="paragraph" style:parent-style-name="Heading_20_2">
      <style:text-properties officeooo:paragraph-rsid="001876d9"/>
    </style:style>
    <style:style style:name="P31" style:family="paragraph" style:parent-style-name="Heading_20_2">
      <style:text-properties officeooo:paragraph-rsid="0019bcc0"/>
    </style:style>
    <style:style style:name="P32" style:family="paragraph" style:parent-style-name="Heading_20_2">
      <style:text-properties officeooo:rsid="001b6627" officeooo:paragraph-rsid="001b6627"/>
    </style:style>
    <style:style style:name="P33" style:family="paragraph" style:parent-style-name="Table_20_Contents">
      <style:text-properties officeooo:rsid="0014ad9d" officeooo:paragraph-rsid="0014ad9d"/>
    </style:style>
    <style:style style:name="P34" style:family="paragraph" style:parent-style-name="Table_20_Contents">
      <style:text-properties officeooo:rsid="0014ad9d" officeooo:paragraph-rsid="0016242e"/>
    </style:style>
    <style:style style:name="P35" style:family="paragraph" style:parent-style-name="Table_20_Contents">
      <style:text-properties officeooo:rsid="0014ad9d" officeooo:paragraph-rsid="00171aba"/>
    </style:style>
    <style:style style:name="P36" style:family="paragraph" style:parent-style-name="Table_20_Contents">
      <style:text-properties officeooo:rsid="0014ad9d" officeooo:paragraph-rsid="001721e3"/>
    </style:style>
    <style:style style:name="P37" style:family="paragraph" style:parent-style-name="Table_20_Contents">
      <style:text-properties officeooo:rsid="0014ad9d" officeooo:paragraph-rsid="001876d9"/>
    </style:style>
    <style:style style:name="P38" style:family="paragraph" style:parent-style-name="Table_20_Contents">
      <style:text-properties officeooo:rsid="0014ad9d" officeooo:paragraph-rsid="0019bcc0"/>
    </style:style>
    <style:style style:name="P39" style:family="paragraph" style:parent-style-name="Table_20_Contents">
      <style:text-properties officeooo:rsid="0016242e" officeooo:paragraph-rsid="0016242e"/>
    </style:style>
    <style:style style:name="P40" style:family="paragraph" style:parent-style-name="Table_20_Contents">
      <style:text-properties officeooo:rsid="001721e3" officeooo:paragraph-rsid="001721e3"/>
    </style:style>
    <style:style style:name="P41" style:family="paragraph" style:parent-style-name="Table_20_Contents">
      <style:text-properties officeooo:rsid="001721e3" officeooo:paragraph-rsid="0019bcc0"/>
    </style:style>
    <style:style style:name="P42" style:family="paragraph" style:parent-style-name="Table_20_Contents">
      <style:text-properties officeooo:rsid="0019bcc0" officeooo:paragraph-rsid="0019bcc0"/>
    </style:style>
    <style:style style:name="P43" style:family="paragraph" style:parent-style-name="Table_20_Contents">
      <style:text-properties officeooo:rsid="001cffa4" officeooo:paragraph-rsid="001cffa4"/>
    </style:style>
    <style:style style:name="P44" style:family="paragraph" style:parent-style-name="Table_20_Contents">
      <style:paragraph-properties fo:background-color="#cfe7f5">
        <style:background-image/>
      </style:paragraph-properties>
      <style:text-properties officeooo:rsid="0016242e" officeooo:paragraph-rsid="0016242e"/>
    </style:style>
    <style:style style:name="P45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officeooo:rsid="0016242e" officeooo:paragraph-rsid="0016242e"/>
    </style:style>
    <style:style style:name="P46" style:family="paragraph" style:parent-style-name="Table_20_Contents">
      <style:paragraph-properties fo:background-color="#cfe7f5">
        <style:background-image/>
      </style:paragraph-properties>
      <style:text-properties officeooo:rsid="0016242e" officeooo:paragraph-rsid="0019bcc0"/>
    </style:style>
    <style:style style:name="P47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officeooo:rsid="0019bcc0" officeooo:paragraph-rsid="0019bcc0"/>
    </style:style>
    <style:style style:name="P48" style:family="paragraph" style:parent-style-name="Footer">
      <style:paragraph-properties fo:text-align="end" style:justify-single-word="false"/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4ad9d"/>
    </style:style>
    <style:style style:name="T2" style:family="text">
      <style:text-properties officeooo:rsid="0016242e"/>
    </style:style>
    <style:style style:name="T3" style:family="text">
      <style:text-properties officeooo:rsid="00171aba"/>
    </style:style>
    <style:style style:name="T4" style:family="text">
      <style:text-properties officeooo:rsid="001721e3"/>
    </style:style>
    <style:style style:name="T5" style:family="text">
      <style:text-properties officeooo:rsid="001876d9"/>
    </style:style>
    <style:style style:name="T6" style:family="text">
      <style:text-properties officeooo:rsid="0019bcc0"/>
    </style:style>
    <style:style style:name="T7" style:family="text">
      <style:text-properties officeooo:rsid="001b6627"/>
    </style:style>
    <style:style style:name="T8" style:family="text">
      <style:text-properties officeooo:rsid="001b837f"/>
    </style:style>
    <style:style style:name="T9" style:family="text">
      <style:text-properties officeooo:rsid="001ccc33"/>
    </style:style>
    <style:style style:name="T10" style:family="text">
      <style:text-properties officeooo:rsid="001cffa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etPy API</text:p>
      <text:p text:style-name="P13">Python script running server <text:span text:style-name="T10">API Guide</text:span></text:p>
      <text:p text:style-name="P20"/>
      <text:p text:style-name="P18"><text:span text:style-name="T11">Owner</text:span> <text:span text:style-name="T12">Mister JBee</text:span></text:p>
      <text:h text:style-name="P23" text:outline-level="1"><text:bookmark-start text:name="__RefHeading__493_1030159974"/><text:span text:style-name="T10">History Table</text:span><text:bookmark-end text:name="__RefHeading__493_1030159974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3">Version</text:p>
          </table:table-cell>
          <table:table-cell table:style-name="Table10.A1" office:value-type="string">
            <text:p text:style-name="P43">Date</text:p>
          </table:table-cell>
          <table:table-cell table:style-name="Table10.C1" office:value-type="string">
            <text:p text:style-name="P43">Description</text:p>
          </table:table-cell>
        </table:table-row>
        <table:table-row>
          <table:table-cell table:style-name="Table10.A2" office:value-type="string">
            <text:p text:style-name="P43">0.1</text:p>
          </table:table-cell>
          <table:table-cell table:style-name="Table10.A2" office:value-type="string">
            <text:p text:style-name="P43">Apr 05</text:p>
          </table:table-cell>
          <table:table-cell table:style-name="Table10.C2" office:value-type="string">
            <text:p text:style-name="P43">Initial creation</text:p>
          </table:table-cell>
        </table:table-row>
      </table:table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493_1030159974" text:style-name="Index_20_Link" text:visited-style-name="Index_20_Link">History Table<text:tab/>1</text:a></text:p>
          <text:p text:style-name="P50"><text:a xlink:type="simple" xlink:href="#__RefHeading__124_1030159974" text:style-name="Index_20_Link" text:visited-style-name="Index_20_Link">1 HTTP endpoints<text:tab/>2</text:a></text:p>
          <text:p text:style-name="P49"><text:a xlink:type="simple" xlink:href="#__RefHeading__126_1030159974" text:style-name="Index_20_Link" text:visited-style-name="Index_20_Link">1.1 Version<text:tab/>2</text:a></text:p>
          <text:p text:style-name="P49"><text:a xlink:type="simple" xlink:href="#__RefHeading__128_1030159974" text:style-name="Index_20_Link" text:visited-style-name="Index_20_Link">1.2 Places<text:tab/>2</text:a></text:p>
          <text:p text:style-name="P49"><text:a xlink:type="simple" xlink:href="#__RefHeading__130_1030159974" text:style-name="Index_20_Link" text:visited-style-name="Index_20_Link">1.3 Files<text:tab/>2</text:a></text:p>
          <text:p text:style-name="P49"><text:a xlink:type="simple" xlink:href="#__RefHeading__132_1030159974" text:style-name="Index_20_Link" text:visited-style-name="Index_20_Link">1.4 Commands<text:tab/>3</text:a></text:p>
          <text:p text:style-name="P49"><text:a xlink:type="simple" xlink:href="#__RefHeading__134_1030159974" text:style-name="Index_20_Link" text:visited-style-name="Index_20_Link">1.5 Command Details<text:tab/>3</text:a></text:p>
          <text:p text:style-name="P49"><text:a xlink:type="simple" xlink:href="#__RefHeading__136_1030159974" text:style-name="Index_20_Link" text:visited-style-name="Index_20_Link">1.6 Execute command. Create task<text:tab/>4</text:a></text:p>
          <text:p text:style-name="P50"><text:a xlink:type="simple" xlink:href="#__RefHeading__138_1030159974" text:style-name="Index_20_Link" text:visited-style-name="Index_20_Link">Configuration<text:tab/>5</text:a></text:p>
          <text:p text:style-name="P50"><text:a xlink:type="simple" xlink:href="#__RefHeading__140_1030159974" text:style-name="Index_20_Link" text:visited-style-name="Index_20_Link">Apply user specific configuration<text:tab/>5</text:a></text:p>
          <text:p text:style-name="P50"><text:a xlink:type="simple" xlink:href="#__RefHeading__162_1030159974" text:style-name="Index_20_Link" text:visited-style-name="Index_20_Link">Appendix<text:tab/>6</text:a></text:p>
          <text:p text:style-name="P49"><text:a xlink:type="simple" xlink:href="#__RefHeading__495_1030159974" text:style-name="Index_20_Link" text:visited-style-name="Index_20_Link">Wget: GET request usage example<text:tab/>6</text:a></text:p>
          <text:p text:style-name="P49"><text:a xlink:type="simple" xlink:href="#__RefHeading__166_1030159974" text:style-name="Index_20_Link" text:visited-style-name="Index_20_Link">Curl: POST request with JSON body example<text:tab/>6</text:a></text:p>
        </text:index-body>
      </text:table-of-content>
      <text:h text:style-name="P22" text:outline-level="1"/>
      <text:h text:style-name="P24" text:outline-level="1"><text:bookmark-start text:name="__RefHeading__124_1030159974"/><text:span text:style-name="T1">1 </text:span>H<text:span text:style-name="T7">TTP</text:span> endpoints<text:bookmark-end text:name="__RefHeading__124_1030159974"/></text:h>
      <text:h text:style-name="P26" text:outline-level="2"><text:bookmark-start text:name="__RefHeading__126_1030159974"/><text:span text:style-name="T1">1.1 </text:span>Version<text:bookmark-end text:name="__RefHeading__126_1030159974"/></text:h>
      <text:p text:style-name="Standard"><text:span text:style-name="T1">Return version of running instance.</text:span></text:p>
      <text:p text:style-name="Standard"/>
      <text:p text:style-name="P7">API Descrip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URL</text:p>
          </table:table-cell>
          <table:table-cell table:style-name="Table1.B1" office:value-type="string">
            <text:p text:style-name="P33">/version</text:p>
          </table:table-cell>
        </table:table-row>
        <table:table-row>
          <table:table-cell table:style-name="Table1.A2" office:value-type="string">
            <text:p text:style-name="P33">Example</text:p>
          </table:table-cell>
          <table:table-cell table:style-name="Table1.B2" office:value-type="string">
            <text:p text:style-name="P33">http://localhost:8888/version</text:p>
          </table:table-cell>
        </table:table-row>
        <table:table-row>
          <table:table-cell table:style-name="Table1.A2" office:value-type="string">
            <text:p text:style-name="P33">Method</text:p>
          </table:table-cell>
          <table:table-cell table:style-name="Table1.B2" office:value-type="string">
            <text:p text:style-name="P33">GET</text:p>
          </table:table-cell>
        </table:table-row>
        <table:table-row>
          <table:table-cell table:style-name="Table1.A2" office:value-type="string">
            <text:p text:style-name="P33">Response Example</text:p>
          </table:table-cell>
          <table:table-cell table:style-name="Table1.B2" office:value-type="string">
            <text:p text:style-name="P33">{</text:p>
            <text:p text:style-name="P33"><text:s text:c="4"/>"version": "0.1"</text:p>
            <text:p text:style-name="P33">}</text:p>
          </table:table-cell>
        </table:table-row>
      </table:table>
      <text:p text:style-name="P1"/>
      <text:h text:style-name="P26" text:outline-level="2"><text:bookmark-start text:name="__RefHeading__128_1030159974"/><text:span text:style-name="T1">1.2 Places</text:span><text:bookmark-end text:name="__RefHeading__128_1030159974"/></text:h>
      <text:p text:style-name="P3">Return list of configured places (taken from config.json). </text:p>
      <text:p text:style-name="P3"/>
      <text:p text:style-name="P7">API Descrip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URL</text:p>
          </table:table-cell>
          <table:table-cell table:style-name="Table2.B1" office:value-type="string">
            <text:p text:style-name="P34">/<text:span text:style-name="T2">places</text:span></text:p>
          </table:table-cell>
        </table:table-row>
        <table:table-row>
          <table:table-cell table:style-name="Table2.A2" office:value-type="string">
            <text:p text:style-name="P34">Example</text:p>
          </table:table-cell>
          <table:table-cell table:style-name="Table2.B2" office:value-type="string">
            <text:p text:style-name="P34">http://localhost:8888/<text:span text:style-name="T2">places</text:span></text:p>
          </table:table-cell>
        </table:table-row>
        <table:table-row>
          <table:table-cell table:style-name="Table2.A2" office:value-type="string">
            <text:p text:style-name="P34">Method</text:p>
          </table:table-cell>
          <table:table-cell table:style-name="Table2.B2" office:value-type="string">
            <text:p text:style-name="P34">GET</text:p>
          </table:table-cell>
        </table:table-row>
        <table:table-row>
          <table:table-cell table:style-name="Table2.A2" office:value-type="string">
            <text:p text:style-name="P34">Response Example</text:p>
          </table:table-cell>
          <table:table-cell table:style-name="Table2.B2" office:value-type="string">
            <text:p text:style-name="P39">[</text:p>
            <text:p text:style-name="P39"><text:s text:c="4"/>{</text:p>
            <text:p text:style-name="P39"><text:s text:c="8"/>"folder": "/home/mrjbee",</text:p>
            <text:p text:style-name="P39"><text:s text:c="8"/>"name": "home"</text:p>
            <text:p text:style-name="P39"><text:s text:c="4"/>}</text:p>
            <text:p text:style-name="P39">]</text:p>
          </table:table-cell>
        </table:table-row>
      </table:table>
      <text:p text:style-name="P2"/>
      <text:h text:style-name="P27" text:outline-level="2"><text:bookmark-start text:name="__RefHeading__130_1030159974"/><text:span text:style-name="T1">1.3 Files</text:span><text:bookmark-end text:name="__RefHeading__130_1030159974"/></text:h>
      <text:p text:style-name="P3">Return list of files under specific folder. <text:s/></text:p>
      <text:p text:style-name="P3"/>
      <text:p text:style-name="P7">API Descrip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URL</text:p>
          </table:table-cell>
          <table:table-cell table:style-name="Table3.B1" office:value-type="string">
            <text:p text:style-name="P34">/<text:span text:style-name="T2">files</text:span></text:p>
          </table:table-cell>
        </table:table-row>
        <table:table-row>
          <table:table-cell table:style-name="Table3.A2" office:value-type="string">
            <text:p text:style-name="P34">Example</text:p>
          </table:table-cell>
          <table:table-cell table:style-name="Table3.B2" office:value-type="string">
            <text:p text:style-name="P34">http://localhost:8888/<text:span text:style-name="T2">files</text:span></text:p>
          </table:table-cell>
        </table:table-row>
        <table:table-row>
          <table:table-cell table:style-name="Table3.A2" office:value-type="string">
            <text:p text:style-name="P34">Method</text:p>
          </table:table-cell>
          <table:table-cell table:style-name="Table3.B2" office:value-type="string">
            <text:p text:style-name="P34">GET</text:p>
          </table:table-cell>
        </table:table-row>
        <table:table-row>
          <table:table-cell table:style-name="Table3.A2" office:value-type="string">
            <text:p text:style-name="P39">Header: path</text:p>
          </table:table-cell>
          <table:table-cell table:style-name="Table3.B2" office:value-type="string">
            <text:p text:style-name="P34">/<text:span text:style-name="T2">home/mrjbee (Specific folder)</text:span></text:p>
          </table:table-cell>
        </table:table-row>
        <table:table-row>
          <table:table-cell table:style-name="Table3.A2" office:value-type="string">
            <text:p text:style-name="P34">Response Example</text:p>
          </table:table-cell>
          <table:table-cell table:style-name="Table3.B2" office:value-type="string">
            <text:p text:style-name="P39">[</text:p>
            <text:p text:style-name="P39"><text:s text:c="4"/>{</text:p>
            <text:p text:style-name="P39"><text:soft-page-break/><text:s text:c="8"/>"is_file": true,</text:p>
            <text:p text:style-name="P39"><text:s text:c="8"/>"path": "/home/mrjbee/Documents/date_today.xcf",</text:p>
            <text:p text:style-name="P39"><text:s text:c="8"/>"size": 41814</text:p>
            <text:p text:style-name="P39"><text:s text:c="4"/>},</text:p>
            <text:p text:style-name="P39"><text:s text:c="4"/>{</text:p>
            <text:p text:style-name="P39"><text:s text:c="8"/>"is_file": true,</text:p>
            <text:p text:style-name="P39"><text:s text:c="8"/>"path": "/home/mrjbee/Documents/test.xcf",</text:p>
            <text:p text:style-name="P39"><text:s text:c="8"/>"size": 172255</text:p>
            <text:p text:style-name="P39"><text:s text:c="4"/>},</text:p>
            <text:p text:style-name="P39"><text:s text:c="4"/>{</text:p>
            <text:p text:style-name="P39"><text:s text:c="8"/>"is_file": true,</text:p>
            <text:p text:style-name="P39"><text:s text:c="8"/>"path": "/home/mrjbee/Documents/server",</text:p>
            <text:p text:style-name="P39"><text:s text:c="8"/>"size": 956</text:p>
            <text:p text:style-name="P39"><text:s text:c="4"/>}</text:p>
            <text:p text:style-name="P39">] </text:p>
          </table:table-cell>
        </table:table-row>
      </table:table>
      <text:p text:style-name="P2"/>
      <text:p text:style-name="P3"/>
      <text:p text:style-name="P3"/>
      <text:h text:style-name="P28" text:outline-level="2"><text:bookmark-start text:name="__RefHeading__132_1030159974"/><text:span text:style-name="T1">1.4 Commands</text:span><text:bookmark-end text:name="__RefHeading__132_1030159974"/></text:h>
      <text:p text:style-name="P4">Return list of <text:span text:style-name="T3">available commands to perform (placed in specific folder, aka commands)</text:span>. <text:s/></text:p>
      <text:p text:style-name="P4"/>
      <text:p text:style-name="P8">API Descriptio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URL</text:p>
          </table:table-cell>
          <table:table-cell table:style-name="Table5.B1" office:value-type="string">
            <text:p text:style-name="P35">/<text:span text:style-name="T4">commands</text:span></text:p>
          </table:table-cell>
        </table:table-row>
        <table:table-row>
          <table:table-cell table:style-name="Table5.A2" office:value-type="string">
            <text:p text:style-name="P35">Example</text:p>
          </table:table-cell>
          <table:table-cell table:style-name="Table5.B2" office:value-type="string">
            <text:p text:style-name="P35">http://localhost:8888/<text:span text:style-name="T4">commands</text:span></text:p>
          </table:table-cell>
        </table:table-row>
        <table:table-row>
          <table:table-cell table:style-name="Table5.A2" office:value-type="string">
            <text:p text:style-name="P35">Method</text:p>
          </table:table-cell>
          <table:table-cell table:style-name="Table5.B2" office:value-type="string">
            <text:p text:style-name="P35">GET</text:p>
          </table:table-cell>
        </table:table-row>
        <table:table-row table:style-name="Table5.4">
          <table:table-cell table:style-name="Table5.A2" office:value-type="string">
            <text:p text:style-name="P35">Response Example</text:p>
          </table:table-cell>
          <table:table-cell table:style-name="Table5.B2" office:value-type="string">
            <text:p text:style-name="P40">[</text:p>
            <text:p text:style-name="P40"><text:s text:c="4"/>{</text:p>
            <text:p text:style-name="P40"><text:s text:c="8"/>"about": "Hello World Greeting test script",</text:p>
            <text:p text:style-name="P40"><text:s text:c="8"/>"id": "hello_world",</text:p>
            <text:p text:style-name="P40"><text:s text:c="8"/>"title": "Greetings"</text:p>
            <text:p text:style-name="P40"><text:s text:c="4"/>}</text:p>
            <text:p text:style-name="P40">]</text:p>
          </table:table-cell>
        </table:table-row>
      </table:table>
      <text:p text:style-name="Standard"/>
      <text:h text:style-name="P29" text:outline-level="2"><text:bookmark-start text:name="__RefHeading__134_1030159974"/><text:span text:style-name="T1">1.5 Command Details</text:span><text:bookmark-end text:name="__RefHeading__134_1030159974"/></text:h>
      <text:p text:style-name="P5">Return <text:span text:style-name="T4">command details</text:span>. <text:s/></text:p>
      <text:p text:style-name="P5"/>
      <text:p text:style-name="P9">API Descripti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URL</text:p>
          </table:table-cell>
          <table:table-cell table:style-name="Table6.B1" office:value-type="string">
            <text:p text:style-name="P36">/<text:span text:style-name="T4">command/{command id}</text:span></text:p>
          </table:table-cell>
        </table:table-row>
        <table:table-row>
          <table:table-cell table:style-name="Table6.A2" office:value-type="string">
            <text:p text:style-name="P36">Example</text:p>
          </table:table-cell>
          <table:table-cell table:style-name="Table6.B2" office:value-type="string">
            <text:p text:style-name="P36">http://localhost:8888/<text:span text:style-name="T4">command/hello_world</text:span></text:p>
          </table:table-cell>
        </table:table-row>
        <table:table-row>
          <table:table-cell table:style-name="Table6.A2" office:value-type="string">
            <text:p text:style-name="P36">Method</text:p>
          </table:table-cell>
          <table:table-cell table:style-name="Table6.B2" office:value-type="string">
            <text:p text:style-name="P36">GET</text:p>
          </table:table-cell>
        </table:table-row>
        <text:soft-page-break/>
        <table:table-row table:style-name="Table6.4">
          <table:table-cell table:style-name="Table6.A2" office:value-type="string">
            <text:p text:style-name="P36">Response Example</text:p>
          </table:table-cell>
          <table:table-cell table:style-name="Table6.B2" office:value-type="string">
            <text:p text:style-name="P40"><text:s/>{</text:p>
            <text:p text:style-name="P40"><text:s text:c="4"/>"about": "Hello World Greeting test script",</text:p>
            <text:p text:style-name="P40"><text:s text:c="4"/>"args": [</text:p>
            <text:p text:style-name="P40"><text:s text:c="8"/>{</text:p>
            <text:p text:style-name="P40"><text:s text:c="12"/>"about": "Your name goes here ..... Hello to you",</text:p>
            <text:p text:style-name="P40"><text:s text:c="12"/>"id": "name",</text:p>
            <text:p text:style-name="P40"><text:s text:c="12"/>"len": -1,</text:p>
            <text:p text:style-name="P40"><text:s text:c="12"/>"required": true,</text:p>
            <text:p text:style-name="P40"><text:s text:c="12"/>"type": "text"</text:p>
            <text:p text:style-name="P40"><text:s text:c="8"/>}</text:p>
            <text:p text:style-name="P40"><text:s text:c="4"/>],</text:p>
            <text:p text:style-name="P40"><text:s text:c="4"/>"id": "hello_world",</text:p>
            <text:p text:style-name="P40"><text:s text:c="4"/>"title": "Greetings"</text:p>
            <text:p text:style-name="P40">}</text:p>
          </table:table-cell>
        </table:table-row>
      </table:table>
      <text:p text:style-name="P12"/>
      <text:p text:style-name="P11"/>
      <text:h text:style-name="P30" text:outline-level="2"><text:bookmark-start text:name="__RefHeading__136_1030159974"/><text:span text:style-name="T1">1.6 Execute command. Create task</text:span><text:bookmark-end text:name="__RefHeading__136_1030159974"/></text:h>
      <text:p text:style-name="P6"><text:span text:style-name="T5">Initiate command execution by creating command task</text:span>. <text:s/></text:p>
      <text:p text:style-name="P6"/>
      <text:p text:style-name="P10">API Descrip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URL</text:p>
          </table:table-cell>
          <table:table-cell table:style-name="Table7.B1" office:value-type="string">
            <text:p text:style-name="P37">/<text:span text:style-name="T5">tasks</text:span></text:p>
          </table:table-cell>
        </table:table-row>
        <table:table-row>
          <table:table-cell table:style-name="Table7.A2" office:value-type="string">
            <text:p text:style-name="P37">Example</text:p>
          </table:table-cell>
          <table:table-cell table:style-name="Table7.B2" office:value-type="string">
            <text:p text:style-name="P37">http://localhost:8888/<text:span text:style-name="T6">tasks</text:span></text:p>
          </table:table-cell>
        </table:table-row>
        <table:table-row>
          <table:table-cell table:style-name="Table7.A2" office:value-type="string">
            <text:p text:style-name="P37">Method</text:p>
          </table:table-cell>
          <table:table-cell table:style-name="Table7.B2" office:value-type="string">
            <text:p text:style-name="P42">POST</text:p>
          </table:table-cell>
        </table:table-row>
        <table:table-row table:style-name="Table7.4">
          <table:table-cell table:style-name="Table7.A2" office:value-type="string">
            <text:p text:style-name="P37"><text:span text:style-name="T6">Request</text:span> Example</text:p>
          </table:table-cell>
          <table:table-cell table:style-name="Table7.B2" office:value-type="string">
            <text:p text:style-name="P41"><text:s/><text:span text:style-name="T6">{</text:span></text:p>
            <text:p text:style-name="P41"><text:span text:style-name="T6"><text:s text:c="3"/>"command_id" : "hello_world",</text:span></text:p>
            <text:p text:style-name="P41"><text:span text:style-name="T6"><text:s text:c="4"/>"args" : {</text:span></text:p>
            <text:p text:style-name="P41"><text:span text:style-name="T6"><text:s text:c="22"/>"name":"mrjbee"</text:span></text:p>
            <text:p text:style-name="P41"><text:span text:style-name="T6"><text:s text:c="17"/>}</text:span></text:p>
            <text:p text:style-name="P41"><text:span text:style-name="T6">}</text:span></text:p>
          </table:table-cell>
        </table:table-row>
        <table:table-row table:style-name="Table7.4">
          <table:table-cell table:style-name="Table7.A2" office:value-type="string">
            <text:p text:style-name="P38">Response Example</text:p>
          </table:table-cell>
          <table:table-cell table:style-name="Table7.B2" office:value-type="string">
            <text:p text:style-name="P42">{</text:p>
            <text:p text:style-name="P42"><text:s text:c="4"/>"details": null,</text:p>
            <text:p text:style-name="P42"><text:s text:c="4"/>"results": [</text:p>
            <text:p text:style-name="P42"><text:s text:c="8"/>{</text:p>
            <text:p text:style-name="P42"><text:s text:c="12"/>"title": "Say Hello",</text:p>
            <text:p text:style-name="P42"><text:s text:c="12"/>"type": "message",</text:p>
            <text:p text:style-name="P42"><text:s text:c="12"/>"value": "Hello mrjbee ! I`m pybee server"</text:p>
            <text:p text:style-name="P42"><text:s text:c="8"/>}</text:p>
            <text:p text:style-name="P42"><text:s text:c="4"/>],</text:p>
            <text:p text:style-name="P42"><text:s text:c="4"/>"success": true</text:p>
            <text:p text:style-name="P42">}</text:p>
          </table:table-cell>
        </table:table-row>
      </table:table>
      <text:h text:style-name="P22" text:outline-level="1"/>
      <text:h text:style-name="P25" text:outline-level="1"><text:bookmark-start text:name="__RefHeading__138_1030159974"/>Configuration<text:bookmark-end text:name="__RefHeading__138_1030159974"/></text:h>
      <text:h text:style-name="P32" text:outline-level="1"><text:bookmark-start text:name="__RefHeading__140_1030159974"/>Apply user specific configuration<text:bookmark-end text:name="__RefHeading__140_1030159974"/></text:h>
      <text:p text:style-name="Standard"><text:bookmark-start text:name="__RefHeading__142_1030159974"/>Create file config.user.json (if not exist) and overwrite tom-most items, see example <text:span text:style-name="T8">below.</text:span><text:bookmark-end text:name="__RefHeading__142_1030159974"/></text:p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{</text:p>
            <text:p text:style-name="P14"><text:s text:c="2"/>"port": 8888,</text:p>
            <text:p text:style-name="P14"><text:s text:c="2"/>"places":[</text:p>
            <text:p text:style-name="P14"><text:s text:c="4"/>{</text:p>
            <text:p text:style-name="P14"><text:s text:c="6"/>"id":"home",</text:p>
            <text:p text:style-name="P14"><text:s text:c="6"/>"folder":"/home/mrjbee"</text:p>
            <text:p text:style-name="P14"><text:s text:c="4"/>}</text:p>
            <text:p text:style-name="P14"><text:s text:c="2"/>]</text:p>
            <text:p text:style-name="P14">}</text:p>
          </table:table-cell>
        </table:table-row>
      </table:table>
      <text:p text:style-name="Standard"/>
      <text:h text:style-name="P24" text:outline-level="1"><text:bookmark-start text:name="__RefHeading__162_1030159974"/>Appendix<text:bookmark-end text:name="__RefHeading__162_1030159974"/></text:h>
      <text:h text:style-name="Heading_20_2" text:outline-level="2"><text:bookmark-start text:name="__RefHeading__495_1030159974"/>Wget: <text:span text:style-name="T9">GET request u</text:span>sage <text:span text:style-name="T9">e</text:span>xample<text:bookmark-end text:name="__RefHeading__495_1030159974"/></text:h>
      <text:p text:style-name="P15">GET request with custom header <text:span text:style-name="T6">with</text:span> printing result out on conso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4"/>
            <text:p text:style-name="P45">wget -S -O - --header "path:/home/mrjbee/Documents" localhost:8888/file</text:p>
            <text:p text:style-name="P44"/>
          </table:table-cell>
        </table:table-row>
      </table:table>
      <text:p text:style-name="P15"/>
      <text:h text:style-name="P31" text:outline-level="2"><text:bookmark-start text:name="__RefHeading__166_1030159974"/><text:span text:style-name="T6">Curl: POST request with JSON body example</text:span><text:bookmark-end text:name="__RefHeading__166_1030159974"/></text:h>
      <text:p text:style-name="P16"><text:span text:style-name="T6">Post request with json body with</text:span> printing result out on conso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6"/>
            <text:p text:style-name="P47"><text:span text:style-name="T6">curl -v -H "Content-Type: application/json" -X POST -d '{"command_id":"hello_world","args":["name":"mrjbee"]}' http://localhost:8888/tasks</text:span></text:p>
            <text:p text:style-name="P46"/>
          </table:table-cell>
        </table:table-row>
      </table:table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b83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eetPy API Page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Khudin</meta:initial-creator>
    <meta:creation-date>2015-04-05T16:17:15.420676121</meta:creation-date>
    <dc:date>2015-04-05T17:18:08.485907633</dc:date>
    <dc:creator>Dmytro Khudin</dc:creator>
    <meta:editing-duration>PT52M4S</meta:editing-duration>
    <meta:editing-cycles>10</meta:editing-cycles>
    <meta:generator>LibreOffice/4.2.7.2$Linux_X86_64 LibreOffice_project/420m0$Build-2</meta:generator>
    <meta:document-statistic meta:table-count="10" meta:image-count="0" meta:object-count="0" meta:page-count="6" meta:paragraph-count="172" meta:word-count="410" meta:character-count="3278" meta:non-whitespace-character-count="2584"/>
  </office:meta>
</office:document-meta>
</file>